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4" style:parent-style-name="Standard" style:list-style-name="LFO1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list-style-name="LFO1" style:family="paragraph">
      <style:paragraph-properties fo:text-align="justify"/>
    </style:style>
    <style:style style:name="P7" style:parent-style-name="Standard" style:list-style-name="LFO1" style:family="paragraph">
      <style:paragraph-properties fo:text-align="justify"/>
    </style:style>
    <style:style style:name="P8" style:parent-style-name="Standard" style:list-style-name="LFO1" style:family="paragraph">
      <style:paragraph-properties fo:text-align="justify"/>
    </style:style>
    <style:style style:name="P9" style:parent-style-name="Standard" style:list-style-name="LFO1" style:family="paragraph">
      <style:paragraph-properties fo:text-align="justify"/>
    </style:style>
    <style:style style:name="P10" style:parent-style-name="Standard" style:list-style-name="LFO1" style:family="paragraph">
      <style:paragraph-properties fo:text-align="justify"/>
    </style:style>
    <style:style style:name="P11" style:parent-style-name="Standard" style:list-style-name="LFO1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15" style:parent-style-name="Standard" style:list-style-name="LFO2" style:family="paragraph">
      <style:paragraph-properties fo:text-align="justify"/>
    </style:style>
    <style:style style:name="P16" style:parent-style-name="Standard" style:list-style-name="LFO2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23" style:parent-style-name="Standard" style:list-style-name="LFO3" style:family="paragraph">
      <style:paragraph-properties fo:text-align="justify"/>
    </style:style>
    <style:style style:name="P24" style:parent-style-name="Standard" style:list-style-name="LFO3" style:family="paragraph">
      <style:paragraph-properties fo:text-align="justify"/>
    </style:style>
    <style:style style:name="P25" style:parent-style-name="Standard" style:list-style-name="LFO3" style:family="paragraph">
      <style:paragraph-properties fo:text-align="justify"/>
    </style:style>
  </office:automatic-styles>
  <office:body>
    <office:text text:use-soft-page-breaks="true">
      <text:p text:style-name="P1">Projet Info NxN :</text:p>
      <text:p text:style-name="P2"/>
      <text:p text:style-name="P3">Travail minimal :</text:p>
      <text:list text:style-name="LFO1" text:continue-numbering="true">
        <text:list-item>
          <text:p text:style-name="P4">Afficher l’échiquier : 9x9 car 8x8 cases + lettres et n° pour les coordonnées</text:p>
        </text:list-item>
      </text:list>
      <text:p text:style-name="P5">→<text:s/>Création en début de partie <text:s text:c="4"/>→ Affichage pendant la partie</text:p>
      <text:list text:style-name="LFO1" text:continue-numbering="true">
        <text:list-item>
          <text:p text:style-name="P6">Créer les Pièces → Structure</text:p>
        </text:list-item>
        <text:list-item>
          <text:p text:style-name="P7"/>
        </text:list-item>
        <text:list-item>
          <text:p text:style-name="P8">Interaction avec le(s) joueur(s) : Demander la case puis l’action</text:p>
        </text:list-item>
        <text:list-item>
          <text:p text:style-name="P9">Vérification si la case de départ contient une pièce</text:p>
        </text:list-item>
        <text:list-item>
          <text:p text:style-name="P10">Vérification des coups légaux</text:p>
        </text:list-item>
        <text:list-item>
          <text:p text:style-name="P11">Gérer les actions → Faire bouger les pièces (= les coups)</text:p>
        </text:list-item>
      </text:list>
      <text:p text:style-name="P12"/>
      <text:p text:style-name="P13"/>
      <text:p text:style-name="P14">Bonus :</text:p>
      <text:list text:style-name="LFO2" text:continue-numbering="true">
        <text:list-item>
          <text:p text:style-name="P15">Énoncer les coups possibles pour<text:s/>la pièce choisie par l’utilisateur</text:p>
        </text:list-item>
        <text:list-item>
          <text:p text:style-name="P16">Calcul des points en fonction de la valeur des pièces mangées (« C’est très très simple » N)</text:p>
        </text:list-item>
      </text:list>
      <text:p text:style-name="P17"/>
      <text:p text:style-name="P18"/>
      <text:p text:style-name="P19">ansi color caracters</text:p>
      <text:p text:style-name="P20"/>
      <text:p text:style-name="P21"/>
      <text:p text:style-name="P22">Questions à poser au prof<text:s/>:</text:p>
      <text:list text:style-name="LFO3" text:continue-numbering="true">
        <text:list-item>
          <text:p text:style-name="P23">Liste chaînée à la place de tableau 2D pour opti les calculs ?</text:p>
        </text:list-item>
        <text:list-item>
          <text:p text:style-name="P24">Tester si le malloc est bon ?<text:s/>(Dans allocation du plateau)</text:p>
        </text:list-item>
        <text:list-item>
          <text:p text:style-name="P25">Sauvegarde / chargement d’une partie ? (kesako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Liberation Serif" style:font-name-asian="Noto Serif CJK SC" style:font-name-complex="Liberation Serif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Noah Eynard</dc:creator>
    <meta:creation-date>2025-01-07T18:50:00Z</meta:creation-date>
    <dc:date>2025-01-07T22:36:00Z</dc:date>
    <meta:template xlink:href="Normal.dotm" xlink:type="simple"/>
    <meta:editing-cycles>5</meta:editing-cycles>
    <meta:editing-duration>PT33720S</meta:editing-duration>
    <meta:document-statistic meta:page-count="1" meta:paragraph-count="1" meta:word-count="124" meta:character-count="809" meta:row-count="5" meta:non-whitespace-character-count="686"/>
  </office:meta>
</office:document-meta>
</file>